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3.238cm" fo:min-width="7.052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946cm" fo:min-width="6.247cm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27cm" fo:min-width="10.182cm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27cm" fo:min-width="15.547cm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6.811cm" fo:min-width="7.514cm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317cm" fo:min-width="9.963cm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6.75cm" fo:min-width="7.403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6.78cm" fo:min-width="7.549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7.155cm" fo:min-width="7.81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317cm" fo:min-width="10.976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27cm" fo:min-width="8.377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27cm" fo:min-width="8.441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1.2000007629395pt" style:font-size-asian="14pt" style:font-size-complex="14pt"/>
    </style:style>
    <style:style style:name="P2" style:family="paragraph">
      <loext:graphic-properties draw:fill="none" draw:fill-color="#ffffff"/>
      <style:text-properties fo:font-size="21.2000007629395pt" style:font-size-asian="14pt" style:font-size-complex="14pt"/>
    </style:style>
    <style:style style:name="P3" style:family="paragraph">
      <style:text-properties fo:font-size="26.3999996185303pt" style:font-size-asian="14pt" style:font-size-complex="14pt"/>
    </style:style>
    <style:style style:name="P4" style:family="paragraph">
      <loext:graphic-properties draw:fill="none" draw:fill-color="#ffffff"/>
      <style:text-properties fo:font-size="26.3999996185303pt" style:font-size-asian="14pt" style:font-size-complex="14pt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1.2000007629395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text-properties fo:font-size="21.2000007629395pt" fo:font-weight="bold" style:font-size-asian="14pt" style:font-weight-asian="bold" style:font-size-complex="14pt" style:font-weight-complex="bold"/>
    </style:style>
    <style:style style:name="P9" style:family="paragraph">
      <style:text-properties fo:font-size="21.2000007629395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7.436cm" svg:height="3.488cm" svg:x="0.364cm" svg:y="4.712cm">
          <draw:text-box>
            <text:p text:style-name="P1"><text:span text:style-name="T1">Tags = AB barcodes</text:span></text:p>
            <text:p text:style-name="P1"><text:span text:style-name="T2">CTGGGCAATTACTCG,CD19</text:span></text:p>
            <text:p text:style-name="P1"><text:span text:style-name="T2">TAACTCAGGGCCTAT,CD33</text:span></text:p>
            <text:p text:style-name="P1"><text:span text:style-name="T2">GCAGAAATCTCCCTT,CD34</text:span></text:p>
            <text:p text:style-name="P1"><text:span text:style-name="T2">TGTACCCGCTTGTGA,CD38</text:span></text:p>
          </draw:text-box>
        </draw:frame>
        <draw:frame draw:style-name="gr2" draw:text-style-name="P4" draw:layer="layout" svg:width="6.718cm" svg:height="3.196cm" svg:x="0.282cm" svg:y="1.004cm">
          <draw:text-box>
            <text:p text:style-name="P3"><text:span text:style-name="T1">Samples:</text:span></text:p>
            <text:p text:style-name="P3"><text:span text:style-name="T2">GR1,GR1,TTACCTCC</text:span></text:p>
            <text:p text:style-name="P3"><text:span text:style-name="T2">GR11,GR11,CAGTTATG</text:span></text:p>
            <text:p text:style-name="P3"><text:span text:style-name="T2">GR2,GR2,CCTTTACT</text:span></text:p>
            <text:p text:style-name="P3"><text:span text:style-name="T2">GR21,GR21,GAGACGGA</text:span></text:p>
          </draw:text-box>
        </draw:frame>
        <draw:frame draw:style-name="gr3" draw:text-style-name="P6" draw:layer="layout" svg:width="8.927cm" svg:height="1.52cm" svg:x="-0.027cm" svg:y="0.1cm">
          <draw:text-box>
            <text:p text:style-name="P5"><text:span text:style-name="T3">200107_NB551687_0153_AHL3GHBGXC</text:span></text:p>
          </draw:text-box>
        </draw:frame>
        <draw:frame draw:style-name="gr4" draw:text-style-name="P8" draw:layer="layout" svg:width="12.035cm" svg:height="1.52cm" svg:x="8.985cm" svg:y="0cm">
          <draw:text-box>
            <text:p text:style-name="P7"><text:span text:style-name="T1">https://basespace.illumina.com/run/192069908/CITE-seq-GR1</text:span></text:p>
          </draw:text-box>
        </draw:frame>
        <draw:frame draw:style-name="gr5" draw:text-style-name="P2" draw:layer="layout" svg:width="8cm" svg:height="7.061cm" svg:x="0.6cm" svg:y="8.139cm">
          <draw:text-box>
            <text:p text:style-name="P9"><text:span text:style-name="T1">1-15bp of R1, 1mln reads</text:span></text:p>
            <text:p text:style-name="P9"><text:span text:style-name="T2">CCTTGGCACCCGAGA, 52330</text:span></text:p>
            <text:p text:style-name="P9"><text:span text:style-name="T2">CCCCCGATTCCGCTA, 4426</text:span></text:p>
            <text:p text:style-name="P9"><text:span text:style-name="T2">AACCCGTATACATAA, 4141</text:span></text:p>
            <text:p text:style-name="P9"><text:span text:style-name="T2">CACCCGACACCCATC, 3810</text:span></text:p>
            <text:p text:style-name="P9"><text:span text:style-name="T2">TCCCTCTACACTTAT, 3173</text:span></text:p>
            <text:p text:style-name="P9"><text:span text:style-name="T2">TCTCCGAGCCCACGA, 2705</text:span></text:p>
            <text:p text:style-name="P9"><text:span text:style-name="T2">ACCCTGGGAAAAAGA, 2420</text:span></text:p>
            <text:p text:style-name="P9"><text:span text:style-name="T2">CCACCCTAGCAATAT, 2157</text:span></text:p>
            <text:p text:style-name="P9"><text:span text:style-name="T2">CCCTCTACACTTATC, 2017</text:span></text:p>
            <text:p text:style-name="P9"><text:span text:style-name="T2">TGGCAGTTTTAAGTT</text:span><text:span text:style-name="T2"><text:tab/></text:span><text:span text:style-name="T2">, 1955</text:span></text:p>
          </draw:text-box>
        </draw:frame>
        <draw:frame draw:style-name="gr6" draw:text-style-name="P2" draw:layer="layout" svg:width="10.824cm" svg:height="2.567cm" svg:x="9.176cm" svg:y="1.421cm">
          <draw:text-box>
            <text:p text:style-name="P9"><text:span text:style-name="T2">Samples – unknown, </text:span><text:span text:style-name="T1">AAGGAGTA</text:span><text:span text:style-name="T2">?</text:span></text:p>
            <text:p text:style-name="P9"><text:span text:style-name="T4">Tags – unknown, </text:span><text:span text:style-name="T1">TCGTATGCCGTCTTC?</text:span></text:p>
          </draw:text-box>
        </draw:frame>
        <draw:frame draw:style-name="gr7" draw:text-style-name="P2" draw:layer="layout" svg:width="7.4cm" svg:height="7cm" svg:x="0.8cm" svg:y="15.2cm">
          <draw:text-box>
            <text:p text:style-name="P9"><text:span text:style-name="T1">22-36bp of R1, 1mln reads</text:span></text:p>
            <text:p text:style-name="P9"><text:span text:style-name="T1">TGTACCCGCTTGTGA</text:span><text:span text:style-name="T2">, 19322</text:span></text:p>
            <text:p text:style-name="P9"><text:span text:style-name="T1">GCAGAAATCTCCCTT</text:span><text:span text:style-name="T2">, 16136</text:span></text:p>
            <text:p text:style-name="P9"><text:span text:style-name="T1">CTGGGCAATTACTCG</text:span><text:span text:style-name="T2">, 13369</text:span></text:p>
            <text:p text:style-name="P9"><text:span text:style-name="T2">AAAAAAAAAAAAAAA, 12126</text:span></text:p>
            <text:p text:style-name="P9"><text:span text:style-name="T2">ACTCATACACCTCCT, 5981</text:span></text:p>
            <text:p text:style-name="P9"><text:span text:style-name="T2">CACAATTCTAATTCT,</text:span><text:span text:style-name="T2"><text:tab/></text:span><text:span text:style-name="T2">5624</text:span></text:p>
            <text:p text:style-name="P9"><text:span text:style-name="T2">CACCCGACACCCATC, 5072</text:span></text:p>
            <text:p text:style-name="P9"><text:span text:style-name="T2">GACAAAAAAGGAAGG, 4604</text:span></text:p>
            <text:p text:style-name="P9"><text:span text:style-name="T2">GCCGTCTTCTGCTTG, 3802</text:span></text:p>
            <text:p text:style-name="P9"><text:span text:style-name="T2">TGCACCCGACACCCA, 3183</text:span></text:p>
          </draw:text-box>
        </draw:frame>
        <draw:frame draw:style-name="gr8" draw:text-style-name="P2" draw:layer="layout" svg:width="9.533cm" svg:height="7.03cm" svg:x="9.767cm" svg:y="10.37cm">
          <draw:text-box>
            <text:p text:style-name="P1"><text:span text:style-name="T1">22-36bp of R1, 1mln reads</text:span></text:p>
            <text:p text:style-name="P1"><text:span text:style-name="T1">TCGTATGCCGTCTTC</text:span><text:span text:style-name="T2">, 172072</text:span></text:p>
            <text:p text:style-name="P1"><text:span text:style-name="T2">GCAGAAATCTCCCTT, 78775</text:span></text:p>
            <text:p text:style-name="P1"><text:span text:style-name="T2">TGTACCCGCTTGTGA, 65999</text:span></text:p>
            <text:p text:style-name="P1"><text:span text:style-name="T2">CTGGGCAATTACTCG, 29237</text:span></text:p>
            <text:p text:style-name="P1"><text:span text:style-name="T2">AAAAAAAAAAAAAAA, 7749</text:span></text:p>
            <text:p text:style-name="P1"><text:span text:style-name="T2">CACCCGACACCCATC, 7221</text:span></text:p>
            <text:p text:style-name="P1"><text:span text:style-name="T2">ACTCATACACCTCCT, 6552</text:span></text:p>
            <text:p text:style-name="P1"><text:span text:style-name="T2">TAACTCAGGGCCTAT</text:span><text:span text:style-name="T2"><text:tab/></text:span><text:span text:style-name="T2">, 6066</text:span></text:p>
            <text:p text:style-name="P1"><text:span text:style-name="T2">CACAATTCTAATTCT,</text:span><text:span text:style-name="T2"><text:tab/></text:span><text:span text:style-name="T2">5123</text:span></text:p>
            <text:p text:style-name="P1"><text:span text:style-name="T2">GCCGTCTTCTGCTTG, 4004</text:span></text:p>
          </draw:text-box>
        </draw:frame>
        <draw:frame draw:style-name="gr9" draw:text-style-name="P2" draw:layer="layout" svg:width="9.529cm" svg:height="7.405cm" svg:x="9.671cm" svg:y="3.395cm">
          <draw:text-box>
            <text:p text:style-name="P1"><text:span text:style-name="T1">1-15bp of R1, 1mln reads</text:span></text:p>
            <text:p text:style-name="P1"><text:span text:style-name="T2">CCTTGGCACCCGAGA, 208834</text:span></text:p>
            <text:p text:style-name="P1"><text:span text:style-name="T2">CCTTGGCACCCGACA, 181855</text:span></text:p>
            <text:p text:style-name="P1"><text:span text:style-name="T2">CCCCCGATTCCGCTA, 5242</text:span></text:p>
            <text:p text:style-name="P1"><text:span text:style-name="T2">CACCCGACACCCATC, 3865</text:span></text:p>
            <text:p text:style-name="P1"><text:span text:style-name="T2">CCACCCTAGCAATAT, 3374</text:span></text:p>
            <text:p text:style-name="P1"><text:span text:style-name="T2">AACCCGTATACATAA, 3052</text:span></text:p>
            <text:p text:style-name="P1"><text:span text:style-name="T2">TCCCTCTACACTTAT, 2981</text:span></text:p>
            <text:p text:style-name="P1"><text:span text:style-name="T2">TCTCCGAGCCCACGA, 2374</text:span></text:p>
            <text:p text:style-name="P1"><text:span text:style-name="T2">CTCCCCTTTTATACT, 2029</text:span></text:p>
            <text:p text:style-name="P1"><text:span text:style-name="T2">ACCCTGGGAAAAAGA, 1817</text:span></text:p>
            <text:p text:style-name="P1"><text:span text:style-name="T2"/></text:p>
          </draw:text-box>
        </draw:frame>
        <draw:frame draw:style-name="gr10" draw:text-style-name="P2" draw:layer="layout" svg:width="8.607cm" svg:height="2.567cm" svg:x="9.793cm" svg:y="22.5cm">
          <draw:text-box>
            <text:p text:style-name="P1"><text:span text:style-name="T2">156,454/1mln <text:s/>reads with sample AAGGAGTA</text:span></text:p>
            <text:p text:style-name="P1"><text:span text:style-name="T4">and AB </text:span><text:span text:style-name="T1">TCGTATGCCGTCTTC</text:span></text:p>
          </draw:text-box>
        </draw:frame>
        <draw:frame draw:style-name="gr11" draw:text-style-name="P2" draw:layer="layout" svg:width="6.658cm" svg:height="1.52cm" svg:x="0.8cm" svg:y="22.48cm">
          <draw:text-box>
            <text:p text:style-name="P1"><text:span text:style-name="T2">Only 2,092 reads for CD19 + GR11</text:span></text:p>
          </draw:text-box>
        </draw:frame>
        <draw:frame draw:style-name="gr12" draw:text-style-name="P2" draw:layer="layout" svg:width="17.4cm" svg:height="1.52cm" svg:x="1cm" svg:y="27.68cm">
          <draw:text-box>
            <text:p text:style-name="P9"><text:span text:style-name="T2">0.2% reads witn N in R3 vs </text:span><text:span text:style-name="T2"><text:tab/></text:span><text:span text:style-name="T2"><text:tab/></text:span><text:span text:style-name="T2"><text:tab/></text:span><text:span text:style-name="T2">0.002%</text:span></text:p>
          </draw:text-box>
        </draw:fram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3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8.899cm" svg:height="4.957cm" svg:x="1.05cm" svg:y="1.183cm" presentation:class="title" presentation:placeholder="true">
        <draw:text-box/>
      </draw:frame>
      <draw:frame presentation:style-name="Default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15:15:04.511409244</meta:creation-date>
    <dc:date>2020-06-11T15:49:42.007409293</dc:date>
    <meta:editing-duration>PT24M27S</meta:editing-duration>
    <meta:editing-cycles>3</meta:editing-cycles>
    <meta:generator>LibreOffice/6.2.6.2$Linux_X86_64 LibreOffice_project/20$Build-2</meta:generator>
    <meta:document-statistic meta:object-count="35"/>
  </office:meta>
</office:document-meta>
</file>